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l Bayan" svg:font-family="'Al Bayan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l Baya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Al Bayan"/>
    </style:style>
    <style:style style:name="ce4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style:font-name="Al Bayan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number-columns-repeated="4" table:default-cell-style-name="ce2"/>
        <table:table-row table:style-name="ro1">
          <table:table-cell/>
          <table:table-cell office:value-type="string" calcext:value-type="string">
            <text:p>янв</text:p>
          </table:table-cell>
          <table:table-cell table:style-name="ce2" office:value-type="string" calcext:value-type="string">
            <text:p>февр </text:p>
          </table:table-cell>
          <table:table-cell table:style-name="ce2" office:value-type="string" calcext:value-type="string">
            <text:p>март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Прибыль</text:p>
          </table:table-cell>
        </table:table-row>
        <table:table-row table:style-name="ro1">
          <table:table-cell office:value-type="string" calcext:value-type="string">
            <text:p>Изделие 1</text:p>
          </table:table-cell>
          <table:table-cell table:style-name="ce6" table:formula="of:=['file:///Users/a1/Downloads/Univer/Labs/Practic/%D0%98%D0%BD%D1%84%D0%BE%D1%80%D0%BC%D0%B0%D1%82%D0%B8%D0%BA%D0%B0/%D0%9B%D0%B0%D0%B1%D0%B0_3(%D0%B7%D0%B0%D0%B4%D0%B0%D0%BD%D0%B8%D0%B5%20%E2%84%964-2).ods'#$Sheet1.B2] +['file:///Users/a1/Downloads/Univer/Labs/Practic/%D0%98%D0%BD%D1%84%D0%BE%D1%80%D0%BC%D0%B0%D1%82%D0%B8%D0%BA%D0%B0/%D0%9B%D0%B0%D0%B1%D0%B0_3%20(%D0%97%D0%B0%D0%B4%D0%B0%D0%BD%D0%B8%D0%B5%201).ods'#$'Задание №4_1'.C2]" office:value-type="float" office:value="730" calcext:value-type="float">
            <text:p>730</text:p>
          </table:table-cell>
          <table:table-cell table:formula="of:=(['file:///Users/a1/Downloads/Univer/Labs/Practic/%D0%98%D0%BD%D1%84%D0%BE%D1%80%D0%BC%D0%B0%D1%82%D0%B8%D0%BA%D0%B0/%D0%9B%D0%B0%D0%B1%D0%B0_3%20(%D0%97%D0%B0%D0%B4%D0%B0%D0%BD%D0%B8%D0%B5%201).ods'#$'Задание №4_1'.C2]) +(['file:///Users/a1/Downloads/Univer/Labs/Practic/%D0%98%D0%BD%D1%84%D0%BE%D1%80%D0%BC%D0%B0%D1%82%D0%B8%D0%BA%D0%B0/%D0%9B%D0%B0%D0%B1%D0%B0_3%20(%D0%97%D0%B0%D0%B4%D0%B0%D0%BD%D0%B8%D0%B5%201).ods'#$'Задание №4_1'.I10])" office:value-type="float" office:value="430" calcext:value-type="float">
            <text:p>430</text:p>
          </table:table-cell>
          <table:table-cell table:formula="of:=(['file:///Users/a1/Downloads/Univer/Labs/Practic/%D0%98%D0%BD%D1%84%D0%BE%D1%80%D0%BC%D0%B0%D1%82%D0%B8%D0%BA%D0%B0/%D0%9B%D0%B0%D0%B1%D0%B0_3%20(%D0%97%D0%B0%D0%B4%D0%B0%D0%BD%D0%B8%D0%B5%201).ods'#$'Задание №4_1'.D2]) +(['file:///Users/a1/Downloads/Univer/Labs/Practic/%D0%98%D0%BD%D1%84%D0%BE%D1%80%D0%BC%D0%B0%D1%82%D0%B8%D0%BA%D0%B0/%D0%9B%D0%B0%D0%B1%D0%B0_3%20(%D0%97%D0%B0%D0%B4%D0%B0%D0%BD%D0%B8%D0%B5%201).ods'#$'Задание №4_1'.J10])" office:value-type="float" office:value="666" calcext:value-type="float">
            <text:p>666</text:p>
          </table:table-cell>
          <table:table-cell table:formula="of:=SUM([.B2:.D2])" office:value-type="float" office:value="1826" calcext:value-type="float">
            <text:p>1826</text:p>
          </table:table-cell>
          <table:table-cell office:value-type="float" office:value="178" calcext:value-type="float">
            <text:p>178</text:p>
          </table:table-cell>
          <table:table-cell table:formula="of:=[.E2]*[.F2]" office:value-type="float" office:value="325028" calcext:value-type="float">
            <text:p>325028</text:p>
          </table:table-cell>
          <table:table-cell table:formula="of:=[.G2]-([.G2]*[.E5])" office:value-type="float" office:value="260022.4" calcext:value-type="float">
            <text:p>260022,4</text:p>
          </table:table-cell>
        </table:table-row>
        <table:table-row table:style-name="ro1">
          <table:table-cell office:value-type="string" calcext:value-type="string">
            <text:p>Изделие 2</text:p>
          </table:table-cell>
          <table:table-cell table:style-name="Default" table:formula="of:=(['file:///Users/a1/Downloads/Univer/Labs/Practic/%D0%98%D0%BD%D1%84%D0%BE%D1%80%D0%BC%D0%B0%D1%82%D0%B8%D0%BA%D0%B0/%D0%9B%D0%B0%D0%B1%D0%B0_3%20(%D0%97%D0%B0%D0%B4%D0%B0%D0%BD%D0%B8%D0%B5%201).ods'#$'Задание №4_1'.B3]) +(['file:///Users/a1/Downloads/Univer/Labs/Practic/%D0%98%D0%BD%D1%84%D0%BE%D1%80%D0%BC%D0%B0%D1%82%D0%B8%D0%BA%D0%B0/%D0%9B%D0%B0%D0%B1%D0%B0_3%20(%D0%97%D0%B0%D0%B4%D0%B0%D0%BD%D0%B8%D0%B5%201).ods'#$'Задание №4_1'.H11])" office:value-type="float" office:value="510" calcext:value-type="float">
            <text:p>510</text:p>
          </table:table-cell>
          <table:table-cell table:formula="of:=(['file:///Users/a1/Downloads/Univer/Labs/Practic/%D0%98%D0%BD%D1%84%D0%BE%D1%80%D0%BC%D0%B0%D1%82%D0%B8%D0%BA%D0%B0/%D0%9B%D0%B0%D0%B1%D0%B0_3%20(%D0%97%D0%B0%D0%B4%D0%B0%D0%BD%D0%B8%D0%B5%201).ods'#$'Задание №4_1'.C3]) +(['file:///Users/a1/Downloads/Univer/Labs/Practic/%D0%98%D0%BD%D1%84%D0%BE%D1%80%D0%BC%D0%B0%D1%82%D0%B8%D0%BA%D0%B0/%D0%9B%D0%B0%D0%B1%D0%B0_3%20(%D0%97%D0%B0%D0%B4%D0%B0%D0%BD%D0%B8%D0%B5%201).ods'#$'Задание №4_1'.I11])" office:value-type="float" office:value="115" calcext:value-type="float">
            <text:p>115</text:p>
          </table:table-cell>
          <table:table-cell table:formula="of:=(['file:///Users/a1/Downloads/Univer/Labs/Practic/%D0%98%D0%BD%D1%84%D0%BE%D1%80%D0%BC%D0%B0%D1%82%D0%B8%D0%BA%D0%B0/%D0%9B%D0%B0%D0%B1%D0%B0_3%20(%D0%97%D0%B0%D0%B4%D0%B0%D0%BD%D0%B8%D0%B5%201).ods'#$'Задание №4_1'.D3]) +(['file:///Users/a1/Downloads/Univer/Labs/Practic/%D0%98%D0%BD%D1%84%D0%BE%D1%80%D0%BC%D0%B0%D1%82%D0%B8%D0%BA%D0%B0/%D0%9B%D0%B0%D0%B1%D0%B0_3%20(%D0%97%D0%B0%D0%B4%D0%B0%D0%BD%D0%B8%D0%B5%201).ods'#$'Задание №4_1'.J11])" office:value-type="float" office:value="222" calcext:value-type="float">
            <text:p>222</text:p>
          </table:table-cell>
          <table:table-cell table:formula="of:=SUM([.B3:.D3])" office:value-type="float" office:value="847" calcext:value-type="float">
            <text:p>847</text:p>
          </table:table-cell>
          <table:table-cell office:value-type="float" office:value="248" calcext:value-type="float">
            <text:p>248</text:p>
          </table:table-cell>
          <table:table-cell table:formula="of:=[.E3]*[.F3]" office:value-type="float" office:value="210056" calcext:value-type="float">
            <text:p>210056</text:p>
          </table:table-cell>
          <table:table-cell table:formula="of:=[.G3]-([.G3]*[.E5])" office:value-type="float" office:value="168044.8" calcext:value-type="float">
            <text:p>168044,8</text:p>
          </table:table-cell>
        </table:table-row>
        <table:table-row table:style-name="ro1">
          <table:table-cell office:value-type="string" calcext:value-type="string">
            <text:p>Изделие 3</text:p>
          </table:table-cell>
          <table:table-cell table:style-name="Default" table:formula="of:=(['file:///Users/a1/Downloads/Univer/Labs/Practic/%D0%98%D0%BD%D1%84%D0%BE%D1%80%D0%BC%D0%B0%D1%82%D0%B8%D0%BA%D0%B0/%D0%9B%D0%B0%D0%B1%D0%B0_3%20(%D0%97%D0%B0%D0%B4%D0%B0%D0%BD%D0%B8%D0%B5%201).ods'#$'Задание №4_1'.B4]) +(['file:///Users/a1/Downloads/Univer/Labs/Practic/%D0%98%D0%BD%D1%84%D0%BE%D1%80%D0%BC%D0%B0%D1%82%D0%B8%D0%BA%D0%B0/%D0%9B%D0%B0%D0%B1%D0%B0_3%20(%D0%97%D0%B0%D0%B4%D0%B0%D0%BD%D0%B8%D0%B5%201).ods'#$'Задание №4_1'.H12])" office:value-type="float" office:value="132" calcext:value-type="float">
            <text:p>132</text:p>
          </table:table-cell>
          <table:table-cell table:formula="of:=(['file:///Users/a1/Downloads/Univer/Labs/Practic/%D0%98%D0%BD%D1%84%D0%BE%D1%80%D0%BC%D0%B0%D1%82%D0%B8%D0%BA%D0%B0/%D0%9B%D0%B0%D0%B1%D0%B0_3%20(%D0%97%D0%B0%D0%B4%D0%B0%D0%BD%D0%B8%D0%B5%201).ods'#$'Задание №4_1'.C4]) +(['file:///Users/a1/Downloads/Univer/Labs/Practic/%D0%98%D0%BD%D1%84%D0%BE%D1%80%D0%BC%D0%B0%D1%82%D0%B8%D0%BA%D0%B0/%D0%9B%D0%B0%D0%B1%D0%B0_3%20(%D0%97%D0%B0%D0%B4%D0%B0%D0%BD%D0%B8%D0%B5%201).ods'#$'Задание №4_1'.I12])" office:value-type="float" office:value="1445" calcext:value-type="float">
            <text:p>1445</text:p>
          </table:table-cell>
          <table:table-cell table:formula="of:=(['file:///Users/a1/Downloads/Univer/Labs/Practic/%D0%98%D0%BD%D1%84%D0%BE%D1%80%D0%BC%D0%B0%D1%82%D0%B8%D0%BA%D0%B0/%D0%9B%D0%B0%D0%B1%D0%B0_3%20(%D0%97%D0%B0%D0%B4%D0%B0%D0%BD%D0%B8%D0%B5%201).ods'#$'Задание №4_1'.D4]) +(['file:///Users/a1/Downloads/Univer/Labs/Practic/%D0%98%D0%BD%D1%84%D0%BE%D1%80%D0%BC%D0%B0%D1%82%D0%B8%D0%BA%D0%B0/%D0%9B%D0%B0%D0%B1%D0%B0_3%20(%D0%97%D0%B0%D0%B4%D0%B0%D0%BD%D0%B8%D0%B5%201).ods'#$'Задание №4_1'.J12])" office:value-type="float" office:value="347" calcext:value-type="float">
            <text:p>347</text:p>
          </table:table-cell>
          <table:table-cell table:formula="of:=SUM([.B4:.D4])" office:value-type="float" office:value="1924" calcext:value-type="float">
            <text:p>1924</text:p>
          </table:table-cell>
          <table:table-cell office:value-type="float" office:value="130" calcext:value-type="float">
            <text:p>130</text:p>
          </table:table-cell>
          <table:table-cell table:formula="of:=[.E4]*[.F4]" office:value-type="float" office:value="250120" calcext:value-type="float">
            <text:p>250120</text:p>
          </table:table-cell>
          <table:table-cell table:formula="of:=[.G4]-[.G4]*[.E5]" office:value-type="float" office:value="200096" calcext:value-type="float">
            <text:p>200096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3" office:value-type="string" calcext:value-type="string">
            <text:p>Налоги </text:p>
          </table:table-cell>
          <table:table-cell table:style-name="ce3" office:value-type="float" office:value="0.2" calcext:value-type="float">
            <text:p>0,2</text:p>
          </table:table-cell>
          <table:table-cell/>
          <table:table-cell table:style-name="ce4" office:value-type="string" calcext:value-type="string">
            <text:p>Итого:</text:p>
          </table:table-cell>
          <table:table-cell table:style-name="ce4" table:formula="of:=SUM([.H2:.H4])" office:value-type="float" office:value="628163.2" calcext:value-type="float">
            <text:p>628163,2</text:p>
          </table:table-cell>
        </table:table-row>
      </table:table>
      <table:table table:name="'file:///Users/a1/Downloads/Univer/Labs/Practic/%D0%98%D0%BD%D1%84%D0%BE%D1%80%D0%BC%D0%B0%D1%82%D0%B8%D0%BA%D0%B0/%D0%9B%D0%B0%D0%B1%D0%B0_3%20(%D0%97%D0%B0%D0%B4%D0%B0%D0%BD%D0%B8%D0%B5%201).ods'#Задание №4_1" table:print="false" table:style-name="ta_extref">
        <table:table-source xlink:type="simple" xlink:href="../%D0%9B%D0%B0%D0%B1%D0%B0_3%20(%D0%97%D0%B0%D0%B4%D0%B0%D0%BD%D0%B8%D0%B5%201).ods" table:table-name="Задание №4_1" table:mode="copy-results-only"/>
        <table:table-column table:number-columns-repeated="4"/>
        <table:table-row>
          <table:table-cell table:number-columns-repeated="4"/>
        </table:table-row>
        <table:table-row>
          <table:table-cell/>
          <table:table-cell table:style-name="ce1" office:value-type="float" office:value="300">
            <text:p>300</text:p>
          </table:table-cell>
          <table:table-cell table:style-name="ce1" office:value-type="float" office:value="430">
            <text:p>430</text:p>
          </table:table-cell>
          <table:table-cell table:style-name="ce1" office:value-type="float" office:value="666">
            <text:p>666</text:p>
          </table:table-cell>
        </table:table-row>
        <table:table-row>
          <table:table-cell/>
          <table:table-cell table:style-name="ce1" office:value-type="float" office:value="510">
            <text:p>510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222">
            <text:p>222</text:p>
          </table:table-cell>
        </table:table-row>
        <table:table-row>
          <table:table-cell/>
          <table:table-cell table:style-name="ce1" office:value-type="float" office:value="132">
            <text:p>132</text:p>
          </table:table-cell>
          <table:table-cell table:style-name="ce1" office:value-type="float" office:value="1445">
            <text:p>1445</text:p>
          </table:table-cell>
          <table:table-cell table:style-name="ce1" office:value-type="float" office:value="347">
            <text:p>347</text:p>
          </table:table-cell>
        </table:table-row>
      </table:table>
      <table:table table:name="'file:///Users/a1/Downloads/Univer/Labs/Practic/%D0%98%D0%BD%D1%84%D0%BE%D1%80%D0%BC%D0%B0%D1%82%D0%B8%D0%BA%D0%B0/%D0%9B%D0%B0%D0%B1%D0%B0_3(%D0%B7%D0%B0%D0%B4%D0%B0%D0%BD%D0%B8%D0%B5%20%E2%84%964-2).ods'#Sheet1" table:print="false" table:style-name="ta_extref">
        <table:table-source xlink:type="simple" xlink:href="../%D0%9B%D0%B0%D0%B1%D0%B0_3(%D0%B7%D0%B0%D0%B4%D0%B0%D0%BD%D0%B8%D0%B5%20%E2%84%964-2).ods" table:table-name="Sheet1" table:mode="copy-results-only"/>
        <table:table-column table:number-columns-repeated="4"/>
        <table:table-row>
          <table:table-cell table:number-columns-repeated="4"/>
        </table:table-row>
        <table:table-row>
          <table:table-cell/>
          <table:table-cell table:style-name="ce1" office:value-type="float" office:value="300">
            <text:p>300</text:p>
          </table:table-cell>
          <table:table-cell table:style-name="ce1" office:value-type="float" office:value="430">
            <text:p>430</text:p>
          </table:table-cell>
          <table:table-cell table:style-name="ce1" office:value-type="float" office:value="666">
            <text:p>666</text:p>
          </table:table-cell>
        </table:table-row>
        <table:table-row>
          <table:table-cell/>
          <table:table-cell table:style-name="ce1" office:value-type="float" office:value="510">
            <text:p>510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222">
            <text:p>222</text:p>
          </table:table-cell>
        </table:table-row>
        <table:table-row>
          <table:table-cell/>
          <table:table-cell table:style-name="ce1" office:value-type="float" office:value="132">
            <text:p>132</text:p>
          </table:table-cell>
          <table:table-cell table:style-name="ce1" office:value-type="float" office:value="1445">
            <text:p>1445</text:p>
          </table:table-cell>
          <table:table-cell table:style-name="ce1" office:value-type="float" office:value="347">
            <text:p>3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l Bayan" svg:font-family="'Al Bayan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2:55:36.792072247</meta:creation-date>
    <meta:generator>LibreOffice/7.4.0.3$MacOSX_X86_64 LibreOffice_project/f85e47c08ddd19c015c0114a68350214f7066f5a</meta:generator>
    <dc:date>2022-11-01T00:07:45.684973157</dc:date>
    <meta:editing-duration>PT9M17S</meta:editing-duration>
    <meta:editing-cycles>3</meta:editing-cycles>
    <meta:document-statistic meta:table-count="1" meta:cell-count="35" meta:object-count="0"/>
  </office:meta>
</office:document-meta>
</file>